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e76d" officeooo:paragraph-rsid="001ae76d"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25c212" officeooo:paragraph-rsid="0025c212" style:font-weight-asian="bold" style:font-weight-complex="bold"/>
    </style:style>
    <style:style style:name="P3" style:family="paragraph" style:parent-style-name="Standard">
      <style:paragraph-properties fo:text-align="start" style:justify-single-word="false"/>
      <style:text-properties style:font-name="Times New Roman" fo:font-weight="normal" officeooo:rsid="001ae76d" officeooo:paragraph-rsid="001ae76d" style:font-weight-asian="normal" style:font-weight-complex="normal"/>
    </style:style>
    <style:style style:name="P4" style:family="paragraph" style:parent-style-name="Standard">
      <style:paragraph-properties fo:text-align="start" style:justify-single-word="false"/>
      <style:text-properties style:font-name="Times New Roman" fo:font-weight="normal" officeooo:rsid="001e9dbc" officeooo:paragraph-rsid="001e9dbc" style:font-weight-asian="normal" style:font-weight-complex="normal"/>
    </style:style>
    <style:style style:name="P5" style:family="paragraph" style:parent-style-name="Standard">
      <style:paragraph-properties fo:text-align="start" style:justify-single-word="false"/>
      <style:text-properties style:font-name="Times New Roman" fo:font-weight="normal" officeooo:rsid="00250d16" officeooo:paragraph-rsid="00250d16" style:font-weight-asian="normal" style:font-weight-complex="normal"/>
    </style:style>
    <style:style style:name="P6" style:family="paragraph" style:parent-style-name="Standard">
      <style:paragraph-properties fo:text-align="start" style:justify-single-word="false"/>
      <style:text-properties style:font-name="Times New Roman" fo:font-weight="normal" officeooo:rsid="0025c212" officeooo:paragraph-rsid="0025c212"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2a0fdf" officeooo:paragraph-rsid="002a0fdf" style:font-weight-asian="normal" style:font-weight-complex="normal"/>
    </style:style>
    <style:style style:name="P8" style:family="paragraph" style:parent-style-name="Standard">
      <style:paragraph-properties fo:text-align="start" style:justify-single-word="false"/>
      <style:text-properties style:font-name="Times New Roman" fo:font-weight="normal" officeooo:rsid="002bb0dc" officeooo:paragraph-rsid="002bb0dc" style:font-weight-asian="normal" style:font-weight-complex="normal"/>
    </style:style>
    <style:style style:name="P9" style:family="paragraph" style:parent-style-name="Standard">
      <style:paragraph-properties fo:text-align="start" style:justify-single-word="false"/>
      <style:text-properties officeooo:paragraph-rsid="001be97d"/>
    </style:style>
    <style:style style:name="P10" style:family="paragraph" style:parent-style-name="Standard">
      <style:paragraph-properties fo:text-align="start" style:justify-single-word="false"/>
      <style:text-properties officeooo:paragraph-rsid="001f1ecd"/>
    </style:style>
    <style:style style:name="P11" style:family="paragraph" style:parent-style-name="Standard">
      <style:paragraph-properties fo:text-align="start" style:justify-single-word="false"/>
      <style:text-properties officeooo:paragraph-rsid="0024dbc2"/>
    </style:style>
    <style:style style:name="P12" style:family="paragraph" style:parent-style-name="Standard">
      <style:paragraph-properties fo:text-align="start" style:justify-single-word="false"/>
      <style:text-properties officeooo:paragraph-rsid="002a0fdf"/>
    </style:style>
    <style:style style:name="P13" style:family="paragraph" style:parent-style-name="Standard">
      <style:paragraph-properties fo:text-align="start" style:justify-single-word="false"/>
      <style:text-properties officeooo:paragraph-rsid="002cea96"/>
    </style:style>
    <style:style style:name="P14" style:family="paragraph" style:parent-style-name="Standard">
      <style:paragraph-properties fo:text-align="start" style:justify-single-word="false"/>
      <style:text-properties officeooo:rsid="001f1ecd" officeooo:paragraph-rsid="001f1ecd"/>
    </style:style>
    <style:style style:name="P15" style:family="paragraph" style:parent-style-name="Standard">
      <style:paragraph-properties fo:text-align="start" style:justify-single-word="false"/>
      <style:text-properties officeooo:rsid="002f8d10" officeooo:paragraph-rsid="002f8d10"/>
    </style:style>
    <style:style style:name="P16" style:family="paragraph" style:parent-style-name="Standard">
      <style:paragraph-properties fo:text-align="start" style:justify-single-word="false"/>
      <style:text-properties style:font-name="Times New Roman" fo:font-weight="normal" officeooo:rsid="002a0fdf" officeooo:paragraph-rsid="002a0fdf" style:font-weight-asian="normal" style:font-weight-complex="normal"/>
    </style:style>
    <style:style style:name="P17" style:family="paragraph" style:parent-style-name="Standard">
      <style:paragraph-properties fo:text-align="start" style:justify-single-word="false"/>
      <style:text-properties officeooo:paragraph-rsid="001e9dbc"/>
    </style:style>
    <style:style style:name="P18" style:family="paragraph" style:parent-style-name="Standard">
      <style:paragraph-properties fo:text-align="start" style:justify-single-word="false"/>
      <style:text-properties officeooo:paragraph-rsid="00286865"/>
    </style:style>
    <style:style style:name="P19" style:family="paragraph" style:parent-style-name="Standard">
      <style:paragraph-properties fo:text-align="start" style:justify-single-word="false"/>
      <style:text-properties officeooo:paragraph-rsid="002bb0dc"/>
    </style:style>
    <style:style style:name="P20" style:family="paragraph" style:parent-style-name="Standard">
      <style:paragraph-properties fo:text-align="start" style:justify-single-word="false"/>
      <style:text-properties officeooo:paragraph-rsid="002cea96"/>
    </style:style>
    <style:style style:name="T1" style:family="text">
      <style:text-properties fo:font-weight="bold" style:font-weight-asian="bold" style:font-weight-complex="bold"/>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weight="normal" officeooo:rsid="001ae76d" style:font-weight-asian="normal" style:font-weight-complex="normal"/>
    </style:style>
    <style:style style:name="T4" style:family="text">
      <style:text-properties style:font-name="Times New Roman" fo:font-weight="normal" officeooo:rsid="001be97d" style:font-weight-asian="normal" style:font-weight-complex="normal"/>
    </style:style>
    <style:style style:name="T5" style:family="text">
      <style:text-properties style:font-name="Times New Roman" fo:font-weight="normal" officeooo:rsid="001d68c7" style:font-weight-asian="normal" style:font-weight-complex="normal"/>
    </style:style>
    <style:style style:name="T6" style:family="text">
      <style:text-properties style:font-name="Times New Roman" fo:font-weight="normal" officeooo:rsid="001e9dbc" style:font-weight-asian="normal" style:font-weight-complex="normal"/>
    </style:style>
    <style:style style:name="T7" style:family="text">
      <style:text-properties style:font-name="Times New Roman" fo:font-weight="normal" officeooo:rsid="001f1ecd" style:font-weight-asian="normal" style:font-weight-complex="normal"/>
    </style:style>
    <style:style style:name="T8" style:family="text">
      <style:text-properties style:font-name="Times New Roman" fo:font-weight="normal" officeooo:rsid="001fe559" style:font-weight-asian="normal" style:font-weight-complex="normal"/>
    </style:style>
    <style:style style:name="T9" style:family="text">
      <style:text-properties style:font-name="Times New Roman" fo:font-weight="normal" officeooo:rsid="00232be0" style:font-weight-asian="normal" style:font-weight-complex="normal"/>
    </style:style>
    <style:style style:name="T10" style:family="text">
      <style:text-properties style:font-name="Times New Roman" fo:font-weight="normal" officeooo:rsid="0024dbc2" style:font-weight-asian="normal" style:font-weight-complex="normal"/>
    </style:style>
    <style:style style:name="T11" style:family="text">
      <style:text-properties style:font-name="Times New Roman" fo:font-weight="normal" officeooo:rsid="00250d16" style:font-weight-asian="normal" style:font-weight-complex="normal"/>
    </style:style>
    <style:style style:name="T12" style:family="text">
      <style:text-properties style:font-name="Times New Roman" fo:font-weight="normal" officeooo:rsid="002734ec" style:font-weight-asian="normal" style:font-weight-complex="normal"/>
    </style:style>
    <style:style style:name="T13" style:family="text">
      <style:text-properties style:font-name="Times New Roman" fo:font-weight="normal" officeooo:rsid="002a0fdf" style:font-weight-asian="normal" style:font-weight-complex="normal"/>
    </style:style>
    <style:style style:name="T14" style:family="text">
      <style:text-properties style:font-name="Times New Roman" fo:font-weight="normal" officeooo:rsid="002bb0dc" style:font-weight-asian="normal" style:font-weight-complex="normal"/>
    </style:style>
    <style:style style:name="T15" style:family="text">
      <style:text-properties style:font-name="Times New Roman" fo:font-weight="normal" officeooo:rsid="002cea96" style:font-weight-asian="normal" style:font-weight-complex="normal"/>
    </style:style>
    <style:style style:name="T16" style:family="text">
      <style:text-properties style:font-name="Times New Roman" fo:font-weight="normal" officeooo:rsid="002df689" style:font-weight-asian="normal" style:font-weight-complex="normal"/>
    </style:style>
    <style:style style:name="T17" style:family="text">
      <style:text-properties style:font-name="Times New Roman" fo:font-weight="normal" officeooo:rsid="002fb967" style:font-weight-asian="normal" style:font-weight-complex="normal"/>
    </style:style>
    <style:style style:name="T18" style:family="text">
      <style:text-properties style:font-name="Times New Roman" fo:font-weight="normal" officeooo:rsid="00286865" style:font-weight-asian="normal" style:font-weight-complex="normal"/>
    </style:style>
    <style:style style:name="T19" style:family="text">
      <style:text-properties style:font-name="Times New Roman" fo:font-weight="normal" officeooo:rsid="002ff1b5" style:font-weight-asian="normal" style:font-weight-complex="normal"/>
    </style:style>
    <style:style style:name="T20" style:family="text">
      <style:text-properties style:font-name="Times New Roman" fo:font-weight="bold" officeooo:rsid="001ae76d" style:font-weight-asian="bold" style:font-weight-complex="bold"/>
    </style:style>
    <style:style style:name="T21" style:family="text">
      <style:text-properties officeooo:rsid="00250d16"/>
    </style:style>
    <style:style style:name="T22" style:family="text">
      <style:text-properties officeooo:rsid="002ada27"/>
    </style:style>
    <style:style style:name="T23" style:family="text">
      <style:text-properties officeooo:rsid="002bb0dc"/>
    </style:style>
    <style:style style:name="T24" style:family="text">
      <style:text-properties officeooo:rsid="002cea96"/>
    </style:style>
    <style:style style:name="T25" style:family="text">
      <style:text-properties officeooo:rsid="002fb967"/>
    </style:style>
    <style:style style:name="T26" style:family="text">
      <style:text-properties officeooo:rsid="002ff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JFB </text:p>
      <text:p text:style-name="P1">“QuizMama”</text:p>
      <text:p text:style-name="P1"/>
      <text:p text:style-name="P3"><text:span text:style-name="T1">Partecipanti</text:span>: Tabanelli Simone 0000890230</text:p>
      <text:p text:style-name="P3"><text:span text:style-name="T1">Come avviare</text:span>: Doppio click su Quizmama.jar </text:p>
      <text:p text:style-name="P9"><text:span text:style-name="T20">Creato con</text:span><text:span text:style-name="T3">: Intellj IDEA Community Edition e Scene Builder (</text:span><text:span text:style-name="T4">oltre all’uso di </text:span><text:span text:style-name="T12">JDK</text:span><text:span text:style-name="T4"> 1.8, lib, di JavaFx </text:span><text:span text:style-name="T7">e </text:span><text:span text:style-name="T9">di </text:span><text:span text:style-name="T7">css</text:span><text:span text:style-name="T3">)</text:span></text:p>
      <text:p text:style-name="P3"><text:span text:style-name="T1">Descrizione</text:span>:</text:p>
      <text:p text:style-name="P10"><text:span text:style-name="T4">Il progetto JFB che ho deciso di sviluppare è quello relativo all’idea 2 – Quiz, in particolare </text:span><text:span text:style-name="T7">ho chiamato la mia versione del programma</text:span><text:span text:style-name="T4"> “QuizMama”. </text:span></text:p>
      <text:p text:style-name="P10"><text:span text:style-name="T4">All’avvio del gioco </text:span><text:span text:style-name="T10">apparirà</text:span><text:span text:style-name="T4"> la schermata principale con </text:span><text:span text:style-name="T7">il “logo” del quiz come sfondo</text:span><text:span text:style-name="T4"> e</text:span><text:span text:style-name="T7">d inoltre</text:span><text:span text:style-name="T4"> </text:span><text:span text:style-name="T10">partirà</text:span><text:span text:style-name="T4"> una canzone (</text:span><text:span text:style-name="T7">formato </text:span><text:span text:style-name="T4">mp3). </text:span></text:p>
      <text:p text:style-name="P11"><text:span text:style-name="T4">A questo punto vi sono diverse possibilità: cliccando opzioni </text:span><text:span text:style-name="T7">nella parte</text:span><text:span text:style-name="T4"> alt</text:span><text:span text:style-name="T7">a della schermata</text:span><text:span text:style-name="T4"> si potrà </text:span><text:span text:style-name="T7">o </text:span><text:span text:style-name="T4">uscire dal gioco </text:span><text:span text:style-name="T7">cliccando </text:span><text:span text:style-name="T10">su “E</text:span><text:span text:style-name="T7">sci” o</text:span><text:span text:style-name="T10">ppure</text:span><text:span text:style-name="T5"> </text:span><text:span text:style-name="T7">cliccando </text:span><text:span text:style-name="T10">su “</text:span><text:span text:style-name="T7">Help” </text:span><text:span text:style-name="T4">aprire un alert </text:span><text:span text:style-name="T10">che</text:span><text:span text:style-name="T7"> conterrà</text:span><text:span text:style-name="T4"> le informazioni essenziali del programma.</text:span></text:p>
      <text:p text:style-name="P10"><text:span text:style-name="T4"><text:s/>Alternativamente <text:s/>si potrà cliccare su</text:span><text:span text:style-name="T7">l bottone</text:span><text:span text:style-name="T4"> “Storico punteggi”, </text:span><text:span text:style-name="T7">compariranno quindi</text:span><text:span text:style-name="T4"> i risultati delle ultime tre partite (di default gli ultimi tre risultati sono impostati a 0/0) leggendoli da Board.txt, </text:span><text:span text:style-name="T7">in quel file vi saranno contenuti tutti i risultati che si andranno a</text:span><text:span text:style-name="T10">d aggiungere col progredire delle partite</text:span><text:span text:style-name="T7">.</text:span></text:p>
      <text:p text:style-name="P9"><text:span text:style-name="T5">Non ci resta altro </text:span><text:span text:style-name="T4"><text:s/></text:span><text:span text:style-name="T5">che</text:span><text:span text:style-name="T4"> entrare nel vivo del gioco cliccando il bottone “Carica Quiz”, </text:span><text:span text:style-name="T5">si</text:span><text:span text:style-name="T4"> aprirà </text:span><text:span text:style-name="T5">quindi </text:span><text:span text:style-name="T4">un </text:span><text:span text:style-name="T5">file chooser <text:s/>col quale potremo </text:span><text:span text:style-name="T8">scegliere</text:span><text:span text:style-name="T5"> un qualsiasi txt adatto e far partire una partita personalizzata. </text:span><text:span text:style-name="T6">Affinché il txt sia valido, esso deve essere nel formato: Domanda-a capo-risposta giusta-a capo-risposta sbagliata (fino a un massimo di 5 risposte sbagliate)-doppio a capo-Nuova Domanda. Esiste inoltre un file nella cartella per provare questa opzione, </text:span><text:span text:style-name="T8">chiamato </text:span><text:span text:style-name="T6">Esempio.txt.</text:span></text:p>
      <text:p text:style-name="P4">Alternativamente si potrà scegliere una <text:span text:style-name="T21">delle due challenge preimpostate, ricette </text:span>a base di carne e a base di pesce.</text:p>
      <text:p text:style-name="P17"><text:span text:style-name="T6">Una volta scelto il quiz partirà il gioco, </text:span><text:span text:style-name="T7">comparirà </text:span><text:span text:style-name="T17">quindi una</text:span><text:span text:style-name="T7"> domanda con le varie risposte (casuali) e per proseguire sarà necessario </text:span><text:span text:style-name="T17">cliccare su un checkbox</text:span><text:span text:style-name="T7"> e cliccare Ok. Nella parte inferiore della schermata vi </text:span><text:span text:style-name="T11">è</text:span><text:span text:style-name="T7"> una sbarra che si riempirà con l’avanzare delle domande.</text:span></text:p>
      <text:p text:style-name="P14"><text:span text:style-name="T2">A fine partita </text:span><text:span text:style-name="T10">comparirà al centro della schermata un testo che indicherà il numero di punti totalizzato sul massimo possibile, </text:span><text:span text:style-name="T11">inoltre se si è totalizzato 0 punti comparirà un bottone con difficoltà facile, mentre nel caso si dovesse rispondere a tutte le domande in modo giusto comparirà un bottone con la difficoltà facile.</text:span></text:p>
      <text:p text:style-name="P5"><text:span text:style-name="T25">In aggiunta</text:span> comparirà il bottone “Rifai quiz”, per far ripartire il quiz appena svolto.</text:p>
      <text:p text:style-name="P6">Ho impostato lo stile della mia interfaccia utente usando css, in particolare ho usato un DarkTheme per i bottoni e per la sbarra del menu. Ma non solo, ho cercato di cambiare la scritta degli stessi bottoni per renderli differenti dai bottoni delle risposte.</text:p>
      <text:p text:style-name="P2">Struttura del quiz:</text:p>
      <text:p text:style-name="P18"><text:span text:style-name="T18">Nella cartella </text:span><text:span text:style-name="T17">chiamata </text:span><text:span text:style-name="T18">quiz vi è </text:span><text:span text:style-name="T17">il file </text:span><text:span text:style-name="T18">Controller: da qui </text:span><text:span text:style-name="T17">parte</text:span><text:span text:style-name="T18"> la struttura. Prima di tutto si setta lo stage, poi si inizializza la pagina iniziale caricando il primo file xml “Menu” che contiene la menu bar (qui vi è sia il tasto Esci che fa un System.exit sia l’Help che chiama il metodo showHelp il quale mostra un semplice alert di tipo information con breve testo sulle istruzioni). Inoltre si richiama il metodo che fa partire la musica (si usa javafx.scene.media.Media e <text:s/>javafx.scene.media.MediaPlayer). </text:span></text:p>
      <text:p text:style-name="P7">Dopodiché “riempiamo” il Menu caricando il file xml “InizioFine”. Come si può intuire dal nome, questa sarà la schermata che vedremo a inizio gioco (quindi con i vari bottoni Carica Quiz, Storico Punteggi, ecc.) e vedremo a fine gioco (i tasti iniziali rimarranno, però compariranno attraverso setVisible anche il testo con i risultai, il tasto per rifare il quiz ed eventualmente i tasti in caso di partita con 0 o massimo punteggio).</text:p>
      <text:p text:style-name="P12"><text:span text:style-name="T13">In Controller sono anche inizializzati </text:span><text:span text:style-name="T14">altri</text:span><text:span text:style-name="T13"> metodi, molto importanti:</text:span></text:p>
      <text:p text:style-name="P7">-restartQuiz, ricarica il quiz</text:p>
      <text:p text:style-name="P7"><text:soft-page-break/>-loadQuiz, serve per scremare la richiesta di iniziare un nuovo quiz, nel caso del quiz personalizzato <text:s/>vi sarà un metodo che legge il file <text:span text:style-name="T25">scelto</text:span>, mentre nel caso di challenge ci sarà un metodo che legge da un file il cui percorso verrà letto da stringhe preimpostate</text:p>
      <text:p text:style-name="P7">-aPaginaQuiz, <text:span text:style-name="T22">metodo che fa partire il gioco una volta scelto il quiz, caricherà quindi il file fxml “PaginaQuiz” </text:span><text:span text:style-name="T23">in cui sono contenuti barra di progressione, bottoni con risposte e domanda in txt</text:span></text:p>
      <text:p text:style-name="P7">-<text:span text:style-name="T23">qProgress, serve per gestire la barra di progressione</text:span></text:p>
      <text:p text:style-name="P7">-<text:span text:style-name="T23">qProceed, metodp che serve per gestire il procedere del quiz</text:span></text:p>
      <text:p text:style-name="P7">-<text:span text:style-name="T23">risultati, metodo che ritorna risultati</text:span></text:p>
      <text:p text:style-name="P8">Vi saranno inoltre due cartelle, scenes e classes. Nella prima vi saranno contenuti i file fxml e i relativi Controller. MenuController è già stato visto, consideriamo quindi InizioFineController.</text:p>
      <text:p text:style-name="P8">Qui vi sono dichiarate le stringhe con i percorsi per recuperare i file txt delle domande delle challenge e tutti i vari bottoni che possiamo vedere. Ad ogni bottone è quindi collegato onAction il corrispondente metodo. </text:p>
      <text:p text:style-name="P8">Vi sono anche altri metodi:</text:p>
      <text:p text:style-name="P19"><text:span text:style-name="T14">-showResult, mostra i risultati della ultima partita </text:span><text:span text:style-name="T17">usando</text:span><text:span text:style-name="T14"> le variabili score e max, dopodiché vi è un if che nel caso lo score sia 0 mostrerà il tasto easy, mentre se uguale a max mostrerà il tasto hell. Finito questo ciclo si aggiungerà il valore allo storico dei punteggi.</text:span></text:p>
      <text:p text:style-name="P8">-rankQuiz, <text:span text:style-name="T24">legge lo storico da file, legge ultimi numeri aggiunti, li mette in un ArrayList&lt;Integer&gt; e dopo si setterà il Text mostrando i valori delle ultime tre partite. </text:span></text:p>
      <text:p text:style-name="P13"><text:span text:style-name="T15">Vi è poi PaginaQuizController, qui si dichiarano i vari bottoni per le domande e servirà ogni volta che si avanzerà nelle domande. Vi </text:span><text:span text:style-name="T19">è</text:span><text:span text:style-name="T15"> in particolare un metodo importante: qDisable, che rende non operativi i bottoni che non ci servono (ovvero quando le risposte sono meno di 6).</text:span></text:p>
      <text:p text:style-name="P13"><text:span text:style-name="T15">È presente un’ultima cartella, chiamata classes, </text:span><text:span text:style-name="T19">in cui sono presenti 3 file</text:span><text:span text:style-name="T15">. In FileImport vi sono i due metodi <text:s/>per </text:span><text:span text:style-name="T16">leggere le domande da txt (uno per le challenge e uno per il load, in particolare questo fa partire il fileChooser per recuperare da directory il file scelto dall’utente) </text:span><text:span text:style-name="T19">e il </text:span><text:span text:style-name="T16"><text:s/>metodo readFileToQui</text:span><text:span text:style-name="T19">z</text:span><text:span text:style-name="T16"> che legge dal file </text:span><text:span text:style-name="T19">che contiene domande e risposte </text:span><text:span text:style-name="T16">e scrive in list il contenuto.</text:span></text:p>
      <text:p text:style-name="P15"><text:span text:style-name="T16">V</text:span><text:span text:style-name="T2">i sono infine Aquiz e Mquiz </text:span><text:span text:style-name="T19">i quali</text:span><text:span text:style-name="T2"> servono per creare il quiz. </text:span><text:span text:style-name="T19">D</text:span><text:span text:style-name="T2">a Mquiz infatti si crea la lista di tipo “Aquiz”, dopodiché parte FileImport e si comincia il gioco. In Mquiz vi sono i vari metodi come getter della domanda, della risposta corretta, degli array con rispos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8T10:12:52.654000000</meta:creation-date>
    <dc:date>2020-05-21T11:26:31.535000000</dc:date>
    <meta:editing-duration>PT1H51M53S</meta:editing-duration>
    <meta:editing-cycles>15</meta:editing-cycles>
    <meta:generator>LibreOffice/6.4.2.2$Windows_X86_64 LibreOffice_project/4e471d8c02c9c90f512f7f9ead8875b57fcb1ec3</meta:generator>
    <meta:document-statistic meta:table-count="0" meta:image-count="0" meta:object-count="0" meta:page-count="2" meta:paragraph-count="34" meta:word-count="997" meta:character-count="6160" meta:non-whitespace-character-count="5181"/>
  </office:meta>
</office:document-meta>
</file>